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Courier New1" svg:font-family="'Courier New'" style:font-adornments="Regular"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299in"/>
    </style:style>
    <style:style style:name="co2" style:family="table-column">
      <style:table-column-properties fo:break-before="auto" style:column-width="0.8925in"/>
    </style:style>
    <style:style style:name="ro1" style:family="table-row">
      <style:table-row-properties style:row-height="0.2453in" fo:break-before="auto" style:use-optimal-row-height="true"/>
    </style:style>
    <style:style style:name="ro2" style:family="table-row">
      <style:table-row-properties style:row-height="0.6075in" fo:break-before="auto" style:use-optimal-row-height="true"/>
    </style:style>
    <style:style style:name="ro3" style:family="table-row">
      <style:table-row-properties style:row-height="1.3335in" fo:break-before="auto" style:use-optimal-row-height="true"/>
    </style:style>
    <style:style style:name="ro4" style:family="table-row">
      <style:table-row-properties style:row-height="1.4783in" fo:break-before="auto" style:use-optimal-row-height="true"/>
    </style:style>
    <style:style style:name="ro5" style:family="table-row">
      <style:table-row-properties style:row-height="1.7689in" fo:break-before="auto" style:use-optimal-row-height="true"/>
    </style:style>
    <style:style style:name="ro6" style:family="table-row">
      <style:table-row-properties style:row-height="2.3354in" fo:break-before="auto" style:use-optimal-row-height="false"/>
    </style:style>
    <style:style style:name="ro7" style:family="table-row">
      <style:table-row-properties style:row-height="1.6236in" fo:break-before="auto" style:use-optimal-row-height="true"/>
    </style:style>
    <style:style style:name="ro8" style:family="table-row">
      <style:table-row-properties style:row-height="2.4945in" fo:break-before="auto" style:use-optimal-row-height="true"/>
    </style:style>
    <style:style style:name="ro9" style:family="table-row">
      <style:table-row-properties style:row-height="1.1882in" fo:break-before="auto" style:use-optimal-row-height="true"/>
    </style:style>
    <style:style style:name="ro10" style:family="table-row">
      <style:table-row-properties style:row-height="0.6008in" fo:break-before="auto" style:use-optimal-row-height="true"/>
    </style:style>
    <style:style style:name="ro11" style:family="table-row">
      <style:table-row-properties style:row-height="0.7528in" fo:break-before="auto" style:use-optimal-row-height="true"/>
    </style:style>
    <style:style style:name="ro1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in"/>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wrap-option="wrap"/>
      <style:paragraph-properties fo:text-align="center" fo:margin-left="0in"/>
    </style:style>
    <style:style style:name="ce3" style:family="table-cell" style:parent-style-name="Default">
      <style:table-cell-properties style:text-align-source="fix" style:repeat-content="false" fo:wrap-option="wrap"/>
      <style:paragraph-properties fo:text-align="center" fo:margin-left="0in"/>
      <style:text-properties style:font-name="Courier New1"/>
    </style:style>
    <style:style style:name="T1" style:family="text">
      <style:text-properties style:text-position="super 58%"/>
    </style:style>
  </office:automatic-styles>
  <office:body>
    <office:spreadsheet>
      <table:table table:name="Sheet1" table:style-name="ta1" table:print="false">
        <table:table-column table:style-name="co1" table:number-columns-repeated="1024" table:default-cell-style-name="ce2"/>
        <table:table-row table:style-name="ro1">
          <table:table-cell table:style-name="ce1" office:value-type="string">
            <text:p>Test Purpose</text:p>
          </table:table-cell>
          <table:table-cell table:style-name="ce1" office:value-type="string">
            <text:p>Test Method</text:p>
          </table:table-cell>
          <table:table-cell table:style-name="ce1" office:value-type="string">
            <text:p>Expected Output</text:p>
          </table:table-cell>
          <table:table-cell table:style-name="ce1" office:value-type="string">
            <text:p>Actual Output</text:p>
          </table:table-cell>
          <table:table-cell table:style-name="ce1" office:value-type="string">
            <text:p>Notes</text:p>
          </table:table-cell>
          <table:table-cell table:style-name="ce1" table:number-columns-repeated="1019"/>
        </table:table-row>
        <table:table-row table:style-name="ro2">
          <table:table-cell office:value-type="string">
            <text:p>Test Standard Parameters of Spec</text:p>
            <text:p>Ensure simulation runs for 6 hours.</text:p>
          </table:table-cell>
          <table:table-cell office:value-type="string">
            <text:p>Run with</text:p>
            <text:p>SimulationSettings.SimulationDurationInHours = 6</text:p>
          </table:table-cell>
          <table:table-cell office:value-type="string">
            <text:p>SimulationStatistics.getTotalSimulationRunTimeInMinutes() = 60 * 6 = 360</text:p>
          </table:table-cell>
          <table:table-cell office:value-type="string">
            <text:p>Total Simulation Runtime In Minutes: 360</text:p>
          </table:table-cell>
          <table:table-cell table:number-columns-repeated="1020"/>
        </table:table-row>
        <table:table-row table:style-name="ro3">
          <table:table-cell office:value-type="string">
            <text:p>Test Standard Parameters of Spec</text:p>
            <text:p>Ensure that simulation uses 5 min. intervals for patient arrivals.</text:p>
          </table:table-cell>
          <table:table-cell office:value-type="string">
            <text:p>Run with</text:p>
            <text:p>SimulationSettings.PatientArrivalIntervalTimeInMinutes = 5</text:p>
            <text:p>SimulationSettings.PatientArrivalPercentChance = 100</text:p>
            <text:p>SimulationSettings.SimulationDurationInHours = 6</text:p>
          </table:table-cell>
          <table:table-cell office:value-type="string">
            <text:p>Patient arrival every 5 minutes, SimulationStatistics.getPatientArrivalsTotal() = 6 * 60 / 5 = 72</text:p>
          </table:table-cell>
          <table:table-cell office:value-type="string">
            <text:p>Patient Arrivals: 72</text:p>
          </table:table-cell>
          <table:table-cell office:value-type="string">
            <text:p>Was 73. Fixed by starting sim at minute 1 instead of minute 0.</text:p>
          </table:table-cell>
          <table:table-cell table:number-columns-repeated="1019"/>
        </table:table-row>
        <table:table-row table:style-name="ro4">
          <table:table-cell table:style-name="ce3" office:value-type="string">
            <text:p>Test Standard Parameters of Spec</text:p>
            <text:p>Ensure there is a 25% chance of patient arriving every 5 min interval.</text:p>
          </table:table-cell>
          <table:table-cell office:value-type="string">
            <text:p>Run with <text:s/>SimulationSettings.PatientArrivalIntervalTimeInMinutes = 5</text:p>
            <text:p>SimulationSettings.PatientArrivalPercentChance = 25</text:p>
            <text:p>SimulationSettings.SimulationDurationInHours = 100</text:p>
          </table:table-cell>
          <table:table-cell office:value-type="string">
            <text:p>Total patient arrivals, SimulationStatistics.getPatientArrivalsTotal() should be around 100 * 60 / 5 * 0.25 = 300</text:p>
          </table:table-cell>
          <table:table-cell office:value-type="string">
            <text:p>Patient Arrivals</text:p>
            <text:p/>
            <text:p>1<text:span text:style-name="T1">st</text:span> Run: 285</text:p>
            <text:p>2<text:span text:style-name="T1">nd</text:span> Run: 311</text:p>
            <text:p>3<text:span text:style-name="T1">rd</text:span> Run: 299</text:p>
            <text:p/>
            <text:p>Acceptable Ranges.</text:p>
          </table:table-cell>
          <table:table-cell table:number-columns-repeated="1020"/>
        </table:table-row>
        <table:table-row table:style-name="ro5">
          <table:table-cell office:value-type="string">
            <text:p>Test Standard Parameters of Spec</text:p>
            <text:p>Ensure triage nurse practicioner assign arriving patients a number based on the severity of their condition.</text:p>
          </table:table-cell>
          <table:table-cell office:value-type="string">
            <text:p>Run with standard settings and ensure that patient's assigned number correlates with their status.</text:p>
            <text:p>For example, 1 should correspond to </text:p>
            <text:p>EmergencySeverityIndex._1_Resuscitation and </text:p>
            <text:p>5 to EmergencySeverityIndex._1_Resuscitation</text:p>
          </table:table-cell>
          <table:table-cell office:value-type="string">
            <text:p>_1_Resuscitation</text:p>
            <text:p>corresponds to 1</text:p>
            <text:p/>
            <text:p>_5_Nonurgent</text:p>
            <text:p>corresponds to 5</text:p>
          </table:table-cell>
          <table:table-cell office:value-type="string">
            <text:p>Init. ESI: _5_Nonurgent → <text:s/>Your status number is 5</text:p>
            <text:p/>
            <text:p>Init. ESI: _1_Resuscitation → status number 1</text:p>
          </table:table-cell>
          <table:table-cell table:number-columns-repeated="1020"/>
        </table:table-row>
        <table:table-row table:style-name="ro3">
          <table:table-cell office:value-type="string">
            <text:p>Test Standard Parameters of Spec</text:p>
            <text:p>Ensure there are a fixed amount of ER Rooms usually between 4 – 10.</text:p>
          </table:table-cell>
          <table:table-cell office:value-type="string">
            <text:p>Run with</text:p>
            <text:p>SimulationSettings.PatientAssistanceIntervalTimeInMinutes = 360</text:p>
            <text:p>and use ER.Hospital.HospitalExpress as the layout, which contains 8 ER rooms.</text:p>
            <text:p/>
          </table:table-cell>
          <table:table-cell office:value-type="string">
            <text:p>The ER Rooms should fill up and no more than 8 patients should be moved from the queue to an ER Room.</text:p>
            <text:p>SimulationStatistics.getPatientAdmittancesTotal() = 8</text:p>
          </table:table-cell>
          <table:table-cell office:value-type="string">
            <text:p>Patient Admittances: 8</text:p>
            <text:p/>
            <text:p>All ER Rooms 0-7 were observed to be used at the end.</text:p>
          </table:table-cell>
          <table:table-cell office:value-type="string">
            <text:p>Was 7. Fixed by correcting while-loop logic in nextEmptyERroomIndex() that returned -1 on the last checked room even if that room was empty.</text:p>
          </table:table-cell>
          <table:table-cell table:number-columns-repeated="1019"/>
        </table:table-row>
        <table:table-row table:style-name="ro6">
          <table:table-cell office:value-type="string">
            <text:p>Test Standard Parameters of Spec</text:p>
            <text:p>Ensure next most urgent patient get assigned to a free room.</text:p>
          </table:table-cell>
          <table:table-cell office:value-type="string">
            <text:p>Set debugMode = true in ERPatient.java to enable patient names with two numbers displayed next to them. Run with SimulationSettings.PatientAssistanceIntervalTimeInMinutes = 360</text:p>
            <text:p>SimulationSettings.PatientArrivalPercentChance = 100</text:p>
            <text:p>Use as the layout ER.Hospital.TwigpiHospital and observe queue to ensure that they are sorted properly, first by ESI, then by arrival time, which are the two numbers next to patient names.</text:p>
          </table:table-cell>
          <table:table-cell office:value-type="string">
            <text:p>Queue is properly sorted and at the end, the ESI status 1 patients are helped first, starting with the first arrival and ending with the last, then the ESI status 2 patients are helped, etc.</text:p>
          </table:table-cell>
          <table:table-cell office:value-type="string">
            <text:p>Properly sorted queue. Patients are helped in the correct order.</text:p>
          </table:table-cell>
          <table:table-cell office:value-type="string">
            <text:p>The pains endured trying to avoid emptying out a copy of the queue. Both comparable and comparator will correctly return the ERPatients in order, but it requires emptying out the queue. Turns out can't copy the queue, have to empty it. And then fill it back up. There's no way around it apparently. So disappointing. But not as much as doubles (twigpi hates doubles).</text:p>
          </table:table-cell>
          <table:table-cell table:number-columns-repeated="1019"/>
        </table:table-row>
        <table:table-row table:style-name="ro7">
          <table:table-cell office:value-type="string">
            <text:p>Test Standard Parameters of Spec</text:p>
            <text:p>Ensure patients take varying amounts of time to assist, from 10-45 minutes, depending on condition.</text:p>
          </table:table-cell>
          <table:table-cell office:value-type="string">
            <text:p>Run with standard settings, and check patient discharge files to ensure that Total Assist Time</text:p>
            <text:p>getTotalAssistanceTime()</text:p>
            <text:p>is roughly proportional to ESI status.</text:p>
          </table:table-cell>
          <table:table-cell office:value-type="string">
            <text:p>Patients with ESI status number of 1 should take around 30-45 minutes to help, but no more than 45. Patients with ESI status number of 5 should take about 10-15 minutes, but no less. Values should vary but stay within the params.</text:p>
          </table:table-cell>
          <table:table-cell office:value-type="string">
            <text:p>ESI Statuses are roughly proportional to assistance times.</text:p>
          </table:table-cell>
          <table:table-cell office:value-type="string">
            <text:p>Assistance times were on the short side because of an integer division in generateStricterEstimatedAssistanceTimeInMinutes(). Changing to double division and then cleaning and rebuilding project finally produced more-accurate results.</text:p>
          </table:table-cell>
          <table:table-cell table:number-columns-repeated="1019"/>
        </table:table-row>
        <table:table-row table:style-name="ro3">
          <table:table-cell office:value-type="string">
            <text:p>Test Standard Parameters of Spec</text:p>
            <text:p>Ensure longest wait time statistics are accurate.</text:p>
          </table:table-cell>
          <table:table-cell office:value-type="string">
            <text:p>Run with</text:p>
            <text:p>SimulationSettings.PatientAssistanceIntervalTimeInMinutes = 10</text:p>
            <text:p>Locate the longest wait time, matching it to SimulationStatistics.getLongestWaitTimeInMinutes()</text:p>
          </table:table-cell>
          <table:table-cell office:value-type="string">
            <text:p>Results of longest wait time should match for all admitted patients. Functionality for checking wait times of patients not admitted has not been implemented.</text:p>
          </table:table-cell>
          <table:table-cell office:value-type="string">
            <text:p>Longest wait time results are consistent.</text:p>
          </table:table-cell>
          <table:table-cell table:number-columns-repeated="1020"/>
        </table:table-row>
        <table:table-row table:style-name="ro5">
          <table:table-cell office:value-type="string">
            <text:p>Test Standard Parameters of Spec</text:p>
            <text:p>Ensure average wait time statistics are accurate.</text:p>
          </table:table-cell>
          <table:table-cell office:value-type="string">
            <text:p>Run with </text:p>
            <text:p>SimulationSettings.PatientAssistanceIntervalTimeInMinutes = 10</text:p>
            <text:p>and ensure that patient's average wait time is total combined wait time / total admittances. Use admittances because wait time is not included for non-admitted patients.</text:p>
          </table:table-cell>
          <table:table-cell office:value-type="string">
            <text:p>40 minutes combined wait /16 patient admittances = 2.5 average wait time.</text:p>
          </table:table-cell>
          <table:table-cell office:value-type="string">
            <text:p>Was always receiving a round number. Fixed by casting a double to avoid integer division in getAverageWaitTimeInMinutes()</text:p>
          </table:table-cell>
          <table:table-cell table:number-columns-repeated="1020"/>
        </table:table-row>
        <table:table-row table:style-name="ro8">
          <table:table-cell office:value-type="string">
            <text:p>Test Standard Parameters of Spec</text:p>
            <text:p>Ensure average wait time statistics are accurate.</text:p>
          </table:table-cell>
          <table:table-cell office:value-type="string">
            <text:p>Run with </text:p>
            <text:p>SimulationSettings.PatientAssistanceIntervalTimeInMinutes = 45</text:p>
            <text:p>SimulationSettings.PatientArrivalPercentChance = 100</text:p>
            <text:p>Use HospitalExpress layout</text:p>
            <text:p>and ensure that patient's average wait time is total combined wait time / total admittances. Use admittances because wait time is not included for non-admitted patients.</text:p>
          </table:table-cell>
          <table:table-cell office:value-type="string">
            <text:p>2035 minutes combined wait / 64 patient admittances = 31.796875 average wait time.</text:p>
          </table:table-cell>
          <table:table-cell table:style-name="Default" office:value-type="string">
            <text:p>Should round that number at some point.</text:p>
          </table:table-cell>
          <table:table-cell table:number-columns-repeated="1020"/>
        </table:table-row>
        <table:table-row table:style-name="ro9">
          <table:table-cell office:value-type="string">
            <text:p>Test Standard Parameters of Spec</text:p>
            <text:p>Ensure simulation parameters can handle different scenarios.</text:p>
          </table:table-cell>
          <table:table-cell office:value-type="string">
            <text:p>Adjust the presets on line 19 of ERTriageSimulation to scenario of choice and comment out the settings from line 21 to 25.</text:p>
          </table:table-cell>
          <table:table-cell office:value-type="string">
            <text:p>Scenario adjusts the sim appropriately.</text:p>
          </table:table-cell>
          <table:table-cell office:value-type="string">
            <text:p>Slow night produced only 3 patient arrivals.</text:p>
            <text:p/>
            <text:p>Townhouse fire produced frequent patients with higher than average severe injuries and higher rate of death.</text:p>
          </table:table-cell>
          <table:table-cell office:value-type="string">
            <text:p>Probably could include more statistics like how many patients of each ESI status were admitted.</text:p>
          </table:table-cell>
          <table:table-cell table:number-columns-repeated="1019"/>
        </table:table-row>
        <table:table-row table:style-name="ro10">
          <table:table-cell office:value-type="string">
            <text:p>Test Invalid Input – 0's</text:p>
          </table:table-cell>
          <table:table-cell office:value-type="string">
            <text:p>Set each of the simulation settings to 0 to attempt to trigger a crash.</text:p>
          </table:table-cell>
          <table:table-cell office:value-type="string">
            <text:p>No crash, simulation finishes quickly and gracefully.</text:p>
          </table:table-cell>
          <table:table-cell office:value-type="string">
            <text:p>Stats came back all 0's.</text:p>
          </table:table-cell>
          <table:table-cell table:number-columns-repeated="1020"/>
        </table:table-row>
        <table:table-row table:style-name="ro2">
          <table:table-cell office:value-type="string">
            <text:p>Test Invalid Input – -1's</text:p>
          </table:table-cell>
          <table:table-cell office:value-type="string">
            <text:p>Set each of the simulation settings to -1 to attempt to trigger a crash.</text:p>
          </table:table-cell>
          <table:table-cell office:value-type="string">
            <text:p>No crash, simulation finishes quickly and gracefully. Hopefully stats come back all 0's.</text:p>
          </table:table-cell>
          <table:table-cell office:value-type="string">
            <text:p>Stats came back all 0's.</text:p>
          </table:table-cell>
          <table:table-cell table:number-columns-repeated="1020"/>
        </table:table-row>
        <table:table-row table:style-name="ro2">
          <table:table-cell office:value-type="string">
            <text:p>Critical values – 0 for Patient Arrival Interval</text:p>
          </table:table-cell>
          <table:table-cell office:value-type="string">
            <text:p>Run with</text:p>
            <text:p>SimulationSettings.PatientArrivalIntervalTimeInMinutes = 0</text:p>
          </table:table-cell>
          <table:table-cell table:style-name="Default" office:value-type="string">
            <text:p>Same results as</text:p>
            <text:p>SimulationSettings.PatientArrivalIntervalTimeInMinutes = 1</text:p>
          </table:table-cell>
          <table:table-cell table:style-name="Default" office:value-type="string">
            <text:p>Same results as</text:p>
            <text:p>SimulationSettings.PatientArrivalIntervalTimeInMinutes = 1</text:p>
          </table:table-cell>
          <table:table-cell office:value-type="string">
            <text:p>Had to fix to check against divide by zero. </text:p>
          </table:table-cell>
          <table:table-cell table:number-columns-repeated="1019"/>
        </table:table-row>
        <table:table-row table:style-name="ro11">
          <table:table-cell office:value-type="string">
            <text:p>Critical values – max time less than min time</text:p>
          </table:table-cell>
          <table:table-cell office:value-type="string">
            <text:p>Run with</text:p>
            <text:p>SimulationSettings.PatientAssistanceMaximumTimeInMinutes = 9</text:p>
          </table:table-cell>
          <table:table-cell office:value-type="string">
            <text:p>If maxtime is invalid should use min time as the max as well, so all patient assist times should be 10 minutes.</text:p>
          </table:table-cell>
          <table:table-cell office:value-type="string">
            <text:p>All patient assist times are 10 min</text:p>
          </table:table-cell>
          <table:table-cell table:number-columns-repeated="1020"/>
        </table:table-row>
        <table:table-row table:style-name="ro12" table:number-rows-repeated="1048559">
          <table:table-cell table:number-columns-repeated="1024"/>
        </table:table-row>
        <table:table-row table:style-name="ro12">
          <table:table-cell table:number-columns-repeated="1024"/>
        </table:table-row>
      </table:table>
      <table:table table:name="Sheet2" table:style-name="ta1" table:print="false">
        <table:table-column table:style-name="co2" table:default-cell-style-name="Default"/>
        <table:table-row table:style-name="ro12" table:number-rows-repeated="1048575">
          <table:table-cell/>
        </table:table-row>
        <table:table-row table:style-name="ro12">
          <table:table-cell/>
        </table:table-row>
      </table:table>
      <table:table table:name="Sheet3" table:style-name="ta1" table:print="false">
        <table:table-column table:style-name="co2" table:default-cell-style-name="Default"/>
        <table:table-row table:style-name="ro12" table:number-rows-repeated="1048575">
          <table:table-cell/>
        </table:table-row>
        <table:table-row table:style-name="ro1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Courier New1" svg:font-family="'Courier New'" style:font-adornments="Regular"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able-cell-properties style:text-align-source="fix" style:repeat-content="false" fo:wrap-option="wrap" style:vertical-align="middle"/>
      <style:paragraph-properties fo:text-align="center"/>
      <style:text-properties style:font-name="Courier New1" fo:font-size="8pt"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12">12/12/2019</text:date>, <text:time>03:04: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1T21:54:16.39</meta:creation-date>
    <dc:date>2019-12-12T03:04:01.41</dc:date>
    <meta:editing-duration>PT3H38M59S</meta:editing-duration>
    <meta:editing-cycles>8</meta:editing-cycles>
    <meta:generator>OpenOffice/4.1.6$Win32 OpenOffice.org_project/416m1$Build-9790</meta:generator>
    <meta:document-statistic meta:table-count="3" meta:cell-count="71" meta:object-count="0"/>
  </office:meta>
</office:document-meta>
</file>